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2">
      <style:paragraph-properties fo:text-align="start" style:justify-single-word="false"/>
      <style:text-properties style:font-name="Times New Roman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style:font-name="Times New Roman" fo:language="ru" fo:country="RU" style:font-name-asian="Times New Roman1" style:font-name-complex="Times New Roman1"/>
    </style:style>
    <style:style style:name="T2" style:family="text">
      <style:text-properties style:font-name="Times New Roman" fo:language="ru" fo:country="RU" fo:font-weight="normal" style:font-weight-asian="normal" style:font-weight-complex="normal"/>
    </style:style>
    <style:style style:name="T3" style:family="text">
      <style:text-properties style:font-name="Times New Roman" fo:language="ru" fo:country="RU"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style:font-name="Times New Roman" fo:language="ru" fo:country="RU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5" style:family="text">
      <style:text-properties style:font-name="Times New Roman" fo:language="ru" fo:country="RU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font-name="Times New Roman" fo:language="ru" fo:country="RU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7" style:family="text">
      <style:text-properties style:font-name="Times New Roman" fo:language="ru" fo:country="RU"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8" style:family="text">
      <style:text-properties style:font-name="Times New Roman" style:font-name-asian="Times New Roman1" style:font-name-complex="Times New Roman1"/>
    </style:style>
    <style:style style:name="T9" style:family="text">
      <style:text-properties fo:language="ru" fo:country="RU"/>
    </style:style>
    <style:style style:name="T10" style:family="text">
      <style:text-properties fo:language="ru" fo:country="RU"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741cm" svg:height="0.741cm" draw:z-index="0"><draw:image xlink:href="../../odt/images/0046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Гиперболическая функция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 <text:span text:style-name="T12">C-</text:span>код <text:span text:style-name="T12">|</text:span>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799cm" svg:height="1.51cm" draw:z-index="0"><draw:image xlink:href="../../odt/images/0046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Блок <text:span text:style-name="T10">векторизован</text:span><text:span text:style-name="T9">, </text:span>возвращает выходное значение, вычисленное по формуле:</text:p>
            <text:p text:style-name="P4"><draw:frame draw:style-name="fr3" draw:name="Объект1" text:anchor-type="as-char" svg:width="3.074cm" svg:height="1.184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,</text:p>
            <text:p text:style-name="Text_20_body">где <draw:frame draw:style-name="fr3" draw:name="Объект2" text:anchor-type="as-char" svg:width="1.219cm" svg:height="0.549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 – коэффициент усиления и «добавка» к знаменателю;<draw:frame draw:style-name="fr3" draw:name="Объект3" text:anchor-type="as-char" svg:width="2.427cm" svg:height="0.564cm" draw:z-index="0"><draw:object xlink:href="./Object 3" xlink:type="simple" xlink:show="embed" xlink:actuate="onLoad"/><draw:image xlink:href="./ObjectReplacements/Object 3" xlink:type="simple" xlink:show="embed" xlink:actuate="onLoad"/></draw:frame>– входно<text:span text:style-name="T9">й и выходной сигналы</text:span>.</text:p>
            <text:p text:style-name="Text_20_body"><text:span text:style-name="T11">Свойства</text:span>:</text:p>
            <text:list xml:id="list8728967002174597841" text:style-name="L1">
              <text:list-item>
                <text:p text:style-name="P5"><text:span text:style-name="T1">Числитель</text:span><text:span text:style-name="T8"> – коэффициент</text:span><text:span text:style-name="T8"><draw:frame draw:style-name="fr3" draw:name="Объект4" text:anchor-type="as-char" svg:width="0.485cm" svg:height="0.549cm" draw:z-index="0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8">.</text:span></text:p>
              </text:list-item>
              <text:list-item>
                <text:p text:style-name="P5"><text:span text:style-name="T8">Минимальное значение знаменателя – коэффициент</text:span><text:span text:style-name="T8"><draw:frame draw:style-name="fr3" draw:name="Объект6" text:anchor-type="as-char" svg:width="0.439cm" svg:height="0.28cm" draw:z-index="0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8">.</text:span></text:p>
              </text:list-item>
            </text:list>
            <text:p text:style-name="Text_20_body">Параметры могут быть векторами, размерности <text:s/>которых должны быть равны размерности входа, в этом случае на выходе будет также вектор.</text:p>
            <text:p text:style-name="Text_20_body"><text:span text:style-name="T11">Примечания</text:span>:</text:p>
            <text:list xml:id="list3396204646286176707" text:style-name="L2">
              <text:list-item>
                <text:p text:style-name="P6"><text:span text:style-name="T2">По умолчанию данный блок реализует гиперболическое преобразование входного сигнала (скалярного или векторного) с коэффициентами</text:span><text:span text:style-name="T2"><draw:frame draw:style-name="fr3" draw:name="Object3" text:anchor-type="as-char" svg:width="3.074cm" svg:height="0.617cm" draw:z-index="0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2">.</text:span></text:p>
              </text:list-item>
              <text:list-item>
                <text:p text:style-name="P6"><text:span text:style-name="T2">Именованные свойства задаются как </text:span><text:span text:style-name="T3">локальные</text:span><text:span text:style-name="T5"> переменные модели (или субмодели) во вкладке </text:span><text:span text:style-name="T3">Параметры</text:span><text:span text:style-name="T5"> или как глобальные сигналы проекта при помощи пункта главного меню </text:span><text:span text:style-name="T3">Графика</text:span><text:span text:style-name="T5"> </text:span><text:span text:style-name="T6">→</text:span><text:span text:style-name="T7"> </text:span><text:span text:style-name="T4">Сигналы</text:span><text:span text:style-name="T5">.</text:span></text:p>
              </text:list-item>
              <text:list-item>
                <text:p text:style-name="P7">Блок может быть использован для генерации кода на языке C для внешней целевой системы.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Гиперболическая функция</dc:title>
    <dc:date>2012-03-30T20:20:22.10</dc:date>
    <meta:generator>OpenOffice_Beta/4.1.0$Win32 OpenOffice.org_project/410m14$Build-9760</meta:generator>
    <meta:editing-duration>PT2H21M59S</meta:editing-duration>
    <meta:editing-cycles>138</meta:editing-cycles>
    <meta:document-statistic meta:table-count="1" meta:image-count="2" meta:object-count="6" meta:page-count="1" meta:paragraph-count="17" meta:word-count="123" meta:character-count="858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frac>
          <mrow>
            <mi>k</mi>
          </mrow>
          <mrow>
            <mrow>
              <mo stretchy="false">ϵ</mo>
              <mo stretchy="false">+</mo>
              <mi>x</mi>
            </mrow>
            <mrow>
              <mo stretchy="false">(</mo>
              <mrow>
                <mi>t</mi>
              </mrow>
              <mo stretchy="false">)</mo>
            </mrow>
          </mrow>
        </mfrac>
      </mrow>
    </mrow>
    <annotation encoding="StarMath 5.0">y(t) = {k} over {%epsilon + x(t)}</annotation>
  </semantics>
</math>
</file>

<file path=Object 2/content.xml><?xml version="1.0" encoding="utf-8"?>
<math xmlns="http://www.w3.org/1998/Math/MathML">
  <semantics>
    <mrow>
      <mi>k</mi>
      <mi>,</mi>
      <mi/>
      <mo stretchy="false">ϵ</mo>
    </mrow>
    <annotation encoding="StarMath 5.0">k,~%epsilon</annotation>
  </semantics>
</math>
</file>

<file path=Object 3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  <mi>,</mi>
      <mi/>
      <mi>y</mi>
      <mrow>
        <mo stretchy="false">(</mo>
        <mrow>
          <mi>t</mi>
        </mrow>
        <mo stretchy="false">)</mo>
      </mrow>
    </mrow>
    <annotation encoding="StarMath 5.0">x(t),~y(t)</annotation>
  </semantics>
</math>
</file>

<file path=Object 4/content.xml><?xml version="1.0" encoding="utf-8"?>
<math xmlns="http://www.w3.org/1998/Math/MathML">
  <semantics>
    <mrow>
      <mi>k</mi>
    </mrow>
    <annotation encoding="StarMath 5.0">k</annotation>
  </semantics>
</math>
</file>

<file path=Object 5/content.xml><?xml version="1.0" encoding="utf-8"?>
<math xmlns="http://www.w3.org/1998/Math/MathML">
  <semantics>
    <mrow>
      <mo stretchy="false">ϵ</mo>
    </mrow>
    <annotation encoding="StarMath 5.0">%epsilon</annotation>
  </semantics>
</math>
</file>

<file path=Object 6/content.xml><?xml version="1.0" encoding="utf-8"?>
<math xmlns="http://www.w3.org/1998/Math/MathML">
  <semantics>
    <mrow>
      <mrow>
        <mi>k</mi>
        <mo stretchy="false">=</mo>
        <mn>1,</mn>
      </mrow>
      <mi/>
      <mrow>
        <mo stretchy="false">ϵ</mo>
        <mo stretchy="false">=</mo>
        <msup>
          <mn>10</mn>
          <mrow>
            <mrow>
              <mo stretchy="false">−</mo>
              <mn>5</mn>
            </mrow>
          </mrow>
        </msup>
      </mrow>
    </mrow>
    <annotation encoding="StarMath 5.0">k=1,~%epsilon=10^{-5}</annotation>
  </semantics>
</math>
</file>